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5c4" officeooo:paragraph-rsid="0018f5c4"/>
    </style:style>
    <style:style style:name="P2" style:family="paragraph" style:parent-style-name="Standard">
      <style:text-properties officeooo:rsid="0018f5c4" officeooo:paragraph-rsid="0018f5c4"/>
    </style:style>
    <style:style style:name="P3" style:family="paragraph" style:parent-style-name="Standard">
      <style:text-properties officeooo:rsid="0018f5c4" officeooo:paragraph-rsid="001fa909"/>
    </style:style>
    <style:style style:name="T1" style:family="text">
      <style:text-properties officeooo:rsid="0019efb8"/>
    </style:style>
    <style:style style:name="T2" style:family="text">
      <style:text-properties officeooo:rsid="001adc83"/>
    </style:style>
    <style:style style:name="T3" style:family="text">
      <style:text-properties officeooo:rsid="001b870e"/>
    </style:style>
    <style:style style:name="T4" style:family="text">
      <style:text-properties officeooo:rsid="001fa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</text:p>
      <text:p text:style-name="P1"/>
      <text:p text:style-name="P1"><text:tab/>1-Cadastro de todos os clientes de ordem alfabética.</text:p>
      <text:p text:style-name="P3"><text:span text:style-name="T4"><text:tab/>2</text:span>-data e hora do check-in <text:span text:style-name="T4">e </text:span>check-out feito pelo cliente “Joao”.</text:p>
      <text:p text:style-name="P1"><text:tab/><text:span text:style-name="T1">4</text:span>-Local de origem de um hospede.</text:p>
      <text:p text:style-name="P1"><text:tab/><text:span text:style-name="T1">5</text:span>-<text:span text:style-name="T4">N</text:span>umero de quarto de um hospede;</text:p>
      <text:p text:style-name="P1"><text:tab/><text:span text:style-name="T2">6-Reservas feitas para mês de “Janeiro”;</text:span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00:08:23.990584993</meta:creation-date>
    <dc:date>2017-07-20T13:07:32.176369830</dc:date>
    <meta:editing-duration>PT18M4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8" meta:character-count="236" meta:non-whitespace-character-count="198"/>
  </office:meta>
</office:document-meta>
</file>